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2-15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02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16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02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10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17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12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11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20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26 1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28 1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14 1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13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28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26 1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19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16 1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29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6-01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16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11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0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08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15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20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19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11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11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02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28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04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03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8-24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7-24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6-29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5-31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4-28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3-30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2-27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7-01-26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6-12-29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6-11-29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6-11-01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6-09-26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6-08-22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6-07-25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6-06-27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6-05-23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6-04-26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6-03-30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6-02-23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5-12-26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5-11-24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5-10-30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5-10-02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5-08-28 1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5-07-31 1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5-06-27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5-05-26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5-04-28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5-03-27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5-02-23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5-01-30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4-12-31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4-11-26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4-11-25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4-10-27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4-09-30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4-09-25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4-08-27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4-07-31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4-07-29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4-06-27 1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4-05-30 1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4-04-29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4-04-28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4-04-01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4-03-24 1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4-02-24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4-01-31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4-01-28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3-12-31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3-12-27 1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3-11-26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3-11-2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3-10-31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3-09-26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3-08-29 1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3-07-31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3-06-25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3-05-3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3-04-30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3-03-27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3-02-24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2-12-20 1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2-11-27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2-11-05 1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2-09-18 1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2-08-27 1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2-07-23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2-06-25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2-05-23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2-04-30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2-03-27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2-02-28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2-01-24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1-12-29 0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1-12-01 1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1-10-25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1-09-26 1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1-07-26 1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1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1-05-23 0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1-04-25 1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1-03-28 1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1-02-22 12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1-01-24 1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0-12-20 1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0-11-22 1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0-10-26 1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0-09-27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0-08-24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0-07-27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0-06-29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0-05-25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0-04-26 1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0-03-26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0-02-22 1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10-01-26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9-12-21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9-11-23 1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9-10-26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9-09-28 1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9-08-25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9-07-30 2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9-06-26 1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9-05-26 1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9-04-28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9-03-23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9-02-23 1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9-01-22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8-12-29 1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8-11-24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8-10-27 1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8-09-22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8-08-25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8-07-28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8-06-26 1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8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8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8-03-27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8-0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8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7-12-21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7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7-10-2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7-09-28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7-08-3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7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7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7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7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7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7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6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6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6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6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6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6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6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6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6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5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5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5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5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5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5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5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5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4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4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4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4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4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4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4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4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3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3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3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3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3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3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3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2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2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2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2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2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2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2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2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2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2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1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1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1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1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1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1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1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1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1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1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0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0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0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0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0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0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0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2000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9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9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9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9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9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9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8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8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8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8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8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8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8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8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8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7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7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7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7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7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7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7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7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7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7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6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6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6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6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6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6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6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5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5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5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5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5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5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4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4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4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4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4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4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4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3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3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3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3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3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3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3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3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2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2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2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2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2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2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2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2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2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1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1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1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1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1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1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1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1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1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1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1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0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0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0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0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0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0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0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0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0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0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90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9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9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9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9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9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9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9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9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9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9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8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8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8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8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8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8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8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8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8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8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7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7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7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7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7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7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7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7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7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7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7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7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6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6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6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6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6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6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6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6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6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6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5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5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5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5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5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5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5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5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5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5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5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5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4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4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4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4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4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10071421402</text:p>
          </table:table-cell>
          <table:table-cell office:value-type="string" calcext:value-type="string">
            <text:p>1984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8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816" meta:object-count="0"/>
    <meta:user-defined meta:name="AppVersion">3.0</meta:user-defined>
  </office:meta>
</office:document-meta>
</file>